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48c" officeooo:paragraph-rsid="001d748c"/>
    </style:style>
    <style:style style:name="P2" style:family="paragraph" style:parent-style-name="Standard">
      <style:text-properties officeooo:rsid="001e4ecb" officeooo:paragraph-rsid="001e4e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</text:p>
      <text:p text:style-name="P1"/>
      <text:p text:style-name="P1">Reflection Questions:</text:p>
      <text:p text:style-name="P1"/>
      <text:p text:style-name="P1">1.) In the different error files there were syntax errors and logical errors.</text:p>
      <text:p text:style-name="P1"/>
      <text:p text:style-name="P1">2.) You know that you've found every error when there are no red “x's” located to the right of your interface and if your program runs smoothly and makes sense.</text:p>
      <text:p text:style-name="P1"/>
      <text:p text:style-name="P2">3.) My testing strategy was to first fix all of the syntax errors because those errors are the easiest to fix. Then I would run my program and if I had any logical errors I would go back and fix them in my code.</text:p>
      <text:p text:style-name="P2"/>
      <text:p text:style-name="P2">Assessment: </text:p>
      <text:p text:style-name="P2"/>
      <text:p text:style-name="P2">1.) 4 + 5 * 6 + 7 / 8</text:p>
      <text:p text:style-name="P2">= 4+ 30 + 7/8</text:p>
      <text:p text:style-name="P2">=4 + 30 + 0.875</text:p>
      <text:p text:style-name="P2">= 34 + 0.875</text:p>
      <text:p text:style-name="P2">= 34.875</text:p>
      <text:p text:style-name="P2"/>
      <text:p text:style-name="P2"/>
      <text:p text:style-name="P2">2.) 4 + 5 * 6 &lt; 7 / 8</text:p>
      <text:p text:style-name="P2">=4+30 &lt; 7/8</text:p>
      <text:p text:style-name="P2">=4+30 &lt; 0.875</text:p>
      <text:p text:style-name="P2">=34 &lt; 0.875 </text:p>
      <text:p text:style-name="P2">=false</text:p>
      <text:p text:style-name="P2"/>
      <text:p text:style-name="P2">3.) 4 + 5 &gt; 6 &amp;&amp; 7 &lt; 8</text:p>
      <text:p text:style-name="P2">= 9 &gt; 6 &amp;&amp; 7&lt;8</text:p>
      <text:p text:style-name="P2">=false</text:p>
      <text:p text:style-name="P2"/>
      <text:p text:style-name="P2">4.) 1 &amp;&amp; 0</text:p>
      <text:p text:style-name="P2">=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6:35.083707436</meta:creation-date>
    <dc:date>2016-09-29T18:15:58.302165043</dc:date>
    <meta:editing-duration>PT14M12S</meta:editing-duration>
    <meta:editing-cycles>1</meta:editing-cycles>
    <meta:document-statistic meta:table-count="0" meta:image-count="0" meta:object-count="0" meta:page-count="1" meta:paragraph-count="21" meta:word-count="160" meta:character-count="676" meta:non-whitespace-character-count="535"/>
    <meta:generator>LibreOffice/4.2.8.2$Linux_X86_64 LibreOffice_project/420m0$Build-2</meta:generator>
  </office:meta>
</office:document-meta>
</file>